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9822" officeooo:paragraph-rsid="0016982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de:</text:p>
      <text:p text:style-name="P1"/>
      <text:p text:style-name="Standard">-- Create the library database</text:p>
      <text:p text:style-name="Standard">CREATE DATABASE IF NOT EXISTS library;</text:p>
      <text:p text:style-name="Standard"/>
      <text:p text:style-name="Standard">-- Use the library database</text:p>
      <text:p text:style-name="Standard">USE library;</text:p>
      <text:p text:style-name="Standard"/>
      <text:p text:style-name="Standard">-- Create the tables</text:p>
      <text:p text:style-name="Standard">CREATE TABLE IF NOT EXISTS authors (</text:p>
      <text:p text:style-name="Standard"><text:s text:c="4"/>author_id INT PRIMARY KEY AUTO_INCREMENT,</text:p>
      <text:p text:style-name="Standard"><text:s text:c="4"/>author_name VARCHAR(100) NOT NULL,</text:p>
      <text:p text:style-name="Standard"><text:s text:c="4"/>birth_year INT,</text:p>
      <text:p text:style-name="Standard"><text:s text:c="4"/>death_year INT,</text:p>
      <text:p text:style-name="Standard"><text:s text:c="4"/>nationality VARCHAR(50)</text:p>
      <text:p text:style-name="Standard">);</text:p>
      <text:p text:style-name="Standard"/>
      <text:p text:style-name="Standard">CREATE TABLE IF NOT EXISTS books (</text:p>
      <text:p text:style-name="Standard"><text:s text:c="4"/>book_id INT PRIMARY KEY AUTO_INCREMENT,</text:p>
      <text:p text:style-name="Standard"><text:s text:c="4"/>title VARCHAR(255) NOT NULL,</text:p>
      <text:p text:style-name="Standard"><text:s text:c="4"/>isbn VARCHAR(20) UNIQUE,</text:p>
      <text:p text:style-name="Standard"><text:s text:c="4"/>published_year INT,</text:p>
      <text:p text:style-name="Standard"><text:s text:c="4"/>author_id INT,</text:p>
      <text:p text:style-name="Standard"><text:s text:c="4"/>FOREIGN KEY (author_id) REFERENCES authors(author_id)</text:p>
      <text:p text:style-name="Standard">);</text:p>
      <text:p text:style-name="Standard"/>
      <text:p text:style-name="Standard">CREATE TABLE IF NOT EXISTS loans (</text:p>
      <text:p text:style-name="Standard"><text:s text:c="4"/>loan_id INT PRIMARY KEY AUTO_INCREMENT,</text:p>
      <text:p text:style-name="Standard"><text:s text:c="4"/>book_id INT,</text:p>
      <text:p text:style-name="Standard"><text:s text:c="4"/>borrower_name VARCHAR(100) NOT NULL,</text:p>
      <text:p text:style-name="Standard"><text:s text:c="4"/>loan_date DATE NOT NULL,</text:p>
      <text:p text:style-name="Standard"><text:s text:c="4"/>return_date DATE,</text:p>
      <text:p text:style-name="Standard"><text:s text:c="4"/>FOREIGN KEY (book_id) REFERENCES books(book_id)</text:p>
      <text:p text:style-name="Standard">);</text:p>
      <text:p text:style-name="Standard"/>
      <text:p text:style-name="Standard">-- Example ALTER statement to modify a table (e.g., adding a column)</text:p>
      <text:p text:style-name="Standard">-- ALTER TABLE books ADD COLUMN genre VARCHAR(50);</text:p>
      <text:p text:style-name="Standard"/>
      <text:p text:style-name="Standard">-- Example DROP statement to remove a table (if redundant, for demonstration)</text:p>
      <text:p text:style-name="Standard">-- DROP TABLE IF EXISTS redundant_table;</text:p>
      <text:p text:style-name="Standard"/>
      <text:p text:style-name="Text_20_body">In this script:</text:p>
      <text:list xml:id="list3013270301" text:style-name="L1">
        <text:list-item>
          <text:p text:style-name="P2">We first create the <text:span text:style-name="Source_20_Text">library</text:span> database if it does not already exist.</text:p>
        </text:list-item>
        <text:list-item>
          <text:p text:style-name="P2">Then, we switch to using the <text:span text:style-name="Source_20_Text">library</text:span> database.</text:p>
        </text:list-item>
        <text:list-item>
          <text:p text:style-name="P2">We create three tables: <text:span text:style-name="Source_20_Text">authors</text:span>, <text:span text:style-name="Source_20_Text">books</text:span>, and <text:span text:style-name="Source_20_Text">loans</text:span>.</text:p>
          <text:list>
            <text:list-item>
              <text:p text:style-name="P3"><text:span text:style-name="Source_20_Text">authors</text:span> table includes columns for <text:span text:style-name="Source_20_Text">author_id</text:span>, <text:span text:style-name="Source_20_Text">author_name</text:span>, <text:span text:style-name="Source_20_Text">birth_year</text:span>, <text:span text:style-name="Source_20_Text">death_year</text:span>, and <text:span text:style-name="Source_20_Text">nationality</text:span>.</text:p>
            </text:list-item>
            <text:list-item>
              <text:p text:style-name="P3"><text:soft-page-break/><text:span text:style-name="Source_20_Text">books</text:span> table includes columns for <text:span text:style-name="Source_20_Text">book_id</text:span>, <text:span text:style-name="Source_20_Text">title</text:span>, <text:span text:style-name="Source_20_Text">isbn</text:span>, <text:span text:style-name="Source_20_Text">published_year</text:span>, and <text:span text:style-name="Source_20_Text">author_id</text:span> (which references <text:span text:style-name="Source_20_Text">author_id</text:span> in <text:span text:style-name="Source_20_Text">authors</text:span> table).</text:p>
            </text:list-item>
            <text:list-item>
              <text:p text:style-name="P3"><text:span text:style-name="Source_20_Text">loans</text:span> table includes columns for <text:span text:style-name="Source_20_Text">loan_id</text:span>, <text:span text:style-name="Source_20_Text">book_id</text:span> (which references <text:span text:style-name="Source_20_Text">book_id</text:span> in <text:span text:style-name="Source_20_Text">books</text:span> table), <text:span text:style-name="Source_20_Text">borrower_name</text:span>, <text:span text:style-name="Source_20_Text">loan_date</text:span>, and <text:span text:style-name="Source_20_Text">return_date</text:span>.</text:p>
            </text:list-item>
          </text:list>
          <text:p text:style-name="P2"/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2:05:20.614385591</meta:creation-date>
    <dc:date>2024-06-23T22:06:28.576457194</dc:date>
    <meta:editing-duration>PT1M8S</meta:editing-duration>
    <meta:editing-cycles>1</meta:editing-cycles>
    <meta:document-statistic meta:table-count="0" meta:image-count="0" meta:object-count="0" meta:page-count="2" meta:paragraph-count="41" meta:word-count="226" meta:character-count="1574" meta:non-whitespace-character-count="1327"/>
    <meta:generator>LibreOffice/7.3.7.2$Linux_X86_64 LibreOffice_project/30$Build-2</meta:generator>
  </office:meta>
</office:document-meta>
</file>